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8"/>
          <table:table-cell table:style-name="ce8"/>
        </table:table-row>
        <table:table-row table:style-name="ro3">
          <table:table-cell table:style-name="ce2" office:value-type="string" calcext:value-type="string" table:number-columns-spanned="4" table:number-rows-spanned="1">
            <text:p>[detail2.koleksi_bacaditempat] [detail.periode2]</text:p>
          </table:table-cell>
          <table:covered-table-cell/>
          <table:covered-table-cell table:number-columns-repeated="2" table:style-name="ce8"/>
          <table:table-cell table:style-name="ce8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_anggota]</text:p>
          </table:table-cell>
          <table:table-cell table:style-name="ce11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9" office:value-type="string" calcext:value-type="string">
            <text:p>[a.Subjek]</text:p>
          </table:table-cell>
          <table:table-cell table:style-name="ce9" office:value-type="string" calcext:value-type="string">
            <text:p>[a.JumlahAnggota]</text:p>
          </table:table-cell>
          <table:table-cell table:style-name="ce12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office:value-type="string" calcext:value-type="string">
            <text:p>[detail.TotalJumlahAnggota]</text:p>
          </table:table-cell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3:22:48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4T13:25:55.202000000</dc:date>
    <meta:editing-duration>PT2H27M42S</meta:editing-duration>
    <meta:editing-cycles>24</meta:editing-cycles>
    <meta:document-statistic meta:table-count="1" meta:cell-count="13" meta:object-count="0"/>
  </office:meta>
</office:document-meta>
</file>